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4.4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4.599cm"/>
    </style:style>
    <style:style style:name="gr3" style:family="graphic" style:parent-style-name="standard">
      <style:graphic-properties draw:marker-start="" draw:textarea-horizontal-align="center" draw:textarea-vertical-align="middle"/>
    </style:style>
    <style:style style:name="gr4" style:family="graphic" style:parent-style-name="standard">
      <style:graphic-properties draw:marker-start="Circle" draw:textarea-horizontal-align="center" draw:textarea-vertical-align="middle"/>
    </style:style>
    <style:style style:name="gr5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start="Circle" draw:marker-start-width="0.3cm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marker-start="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7.759cm" svg:height="1.361cm" svg:x="14.741cm" svg:y="4cm">
              <draw:text-box>
                <text:p><text:span text:style-name="T1">Hephaestus-PL Transformations</text:span></text:p>
                <text:p><text:span text:style-name="T1"><text:s text:c="9"/></text:span><text:span text:style-name="T2">(High-level API)</text:span></text:p>
              </draw:text-box>
            </draw:frame>
            <draw:frame draw:style-name="gr2" draw:text-style-name="P1" draw:layer="layout" svg:width="7.081cm" svg:height="1.361cm" svg:x="14.779cm" svg:y="7.158cm">
              <draw:text-box>
                <text:p><text:span text:style-name="T1">Metaprogramming Operations</text:span></text:p>
                <text:p><text:span text:style-name="T1"><text:s text:c="10"/></text:span><text:span text:style-name="T1">(</text:span><text:span text:style-name="T2">Low-level API</text:span><text:span text:style-name="T1">)</text:span></text:p>
              </draw:text-box>
            </draw:frame>
            <draw:g>
              <draw:line draw:style-name="gr3" draw:text-style-name="P2" draw:layer="layout" svg:x1="15.3cm" svg:y1="5.381cm" svg:x2="16.74cm" svg:y2="5.381cm">
                <text:p/>
              </draw:line>
              <draw:line draw:style-name="gr4" draw:text-style-name="P2" xml:id="id1" draw:id="id1" draw:layer="layout" svg:x1="16.74cm" svg:y1="5.381cm" svg:x2="18.18cm" svg:y2="5.381cm">
                <text:p/>
              </draw:line>
              <draw:line draw:style-name="gr4" draw:text-style-name="P2" xml:id="id4" draw:id="id4" draw:layer="layout" svg:x1="18.18cm" svg:y1="5.381cm" svg:x2="19.62cm" svg:y2="5.381cm">
                <text:p/>
              </draw:line>
              <draw:line draw:style-name="gr4" draw:text-style-name="P2" xml:id="id8" draw:id="id8" draw:layer="layout" svg:x1="19.62cm" svg:y1="5.381cm" svg:x2="21.06cm" svg:y2="5.381cm">
                <text:p/>
              </draw:line>
              <draw:line draw:style-name="gr5" draw:text-style-name="P2" draw:layer="layout" svg:x1="13.86cm" svg:y1="7.181cm" svg:x2="14.94cm" svg:y2="7.181cm">
                <text:p/>
              </draw:line>
              <draw:line draw:style-name="gr6" draw:text-style-name="P2" xml:id="id2" draw:id="id2" draw:layer="layout" svg:x1="14.94cm" svg:y1="7.181cm" svg:x2="16.02cm" svg:y2="7.181cm">
                <text:p/>
              </draw:line>
              <draw:line draw:style-name="gr6" draw:text-style-name="P2" xml:id="id5" draw:id="id5" draw:layer="layout" svg:x1="16.02cm" svg:y1="7.181cm" svg:x2="17.1cm" svg:y2="7.181cm">
                <text:p/>
              </draw:line>
              <draw:line draw:style-name="gr6" draw:text-style-name="P2" xml:id="id3" draw:id="id3" draw:layer="layout" svg:x1="17.1cm" svg:y1="7.181cm" svg:x2="18.18cm" svg:y2="7.181cm">
                <text:p/>
              </draw:line>
              <draw:line draw:style-name="gr6" draw:text-style-name="P2" draw:layer="layout" svg:x1="18.18cm" svg:y1="7.181cm" svg:x2="19.26cm" svg:y2="7.181cm">
                <text:p/>
              </draw:line>
              <draw:line draw:style-name="gr6" draw:text-style-name="P2" xml:id="id6" draw:id="id6" draw:layer="layout" svg:x1="19.26cm" svg:y1="7.181cm" svg:x2="20.34cm" svg:y2="7.181cm">
                <text:p/>
              </draw:line>
              <draw:line draw:style-name="gr6" draw:text-style-name="P2" draw:layer="layout" svg:x1="20.34cm" svg:y1="7.181cm" svg:x2="21.42cm" svg:y2="7.181cm">
                <text:p/>
              </draw:line>
              <draw:line draw:style-name="gr6" draw:text-style-name="P2" xml:id="id7" draw:id="id7" draw:layer="layout" svg:x1="21.42cm" svg:y1="7.181cm" svg:x2="22.5cm" svg:y2="7.181cm">
                <text:p/>
              </draw:line>
              <draw:connector draw:style-name="gr7" draw:text-style-name="P2" draw:layer="layout" draw:type="line" svg:x1="16.74cm" svg:y1="5.381cm" svg:x2="14.94cm" svg:y2="7.181cm" draw:start-shape="id1" draw:start-glue-point="3" draw:end-shape="id2" draw:end-glue-point="3" svg:d="m16740 5381-1800 1800">
                <text:p/>
              </draw:connector>
              <draw:connector draw:style-name="gr7" draw:text-style-name="P2" draw:layer="layout" draw:type="line" svg:x1="16.74cm" svg:y1="5.381cm" svg:x2="17.1cm" svg:y2="7.181cm" draw:start-shape="id1" draw:start-glue-point="3" draw:end-shape="id3" draw:end-glue-point="3" svg:d="m16740 5381 360 1800">
                <text:p/>
              </draw:connector>
              <draw:connector draw:style-name="gr7" draw:text-style-name="P2" draw:layer="layout" draw:type="line" svg:x1="16.74cm" svg:y1="5.381cm" svg:x2="18.18cm" svg:y2="7.181cm" draw:start-shape="id1" draw:start-glue-point="3" svg:d="m16740 5381 1440 1800">
                <text:p/>
              </draw:connector>
              <draw:connector draw:style-name="gr7" draw:text-style-name="P2" draw:layer="layout" draw:type="line" svg:x1="18.18cm" svg:y1="5.381cm" svg:x2="16.02cm" svg:y2="7.181cm" draw:start-shape="id4" draw:start-glue-point="3" draw:end-shape="id5" draw:end-glue-point="3" svg:d="m18180 5381-2160 1800">
                <text:p/>
              </draw:connector>
              <draw:connector draw:style-name="gr7" draw:text-style-name="P2" draw:layer="layout" draw:type="line" svg:x1="18.18cm" svg:y1="5.381cm" svg:x2="18.18cm" svg:y2="7.181cm" draw:start-shape="id4" draw:start-glue-point="3" svg:d="m18180 5381v1800">
                <text:p/>
              </draw:connector>
              <draw:connector draw:style-name="gr7" draw:text-style-name="P2" xml:id="id9" draw:id="id9" draw:layer="layout" draw:type="line" svg:x1="18.18cm" svg:y1="5.381cm" svg:x2="20.34cm" svg:y2="7.181cm" draw:start-shape="id4" draw:start-glue-point="3" svg:d="m18180 5381 2160 1800">
                <text:p/>
              </draw:connector>
              <draw:connector draw:style-name="gr7" draw:text-style-name="P2" draw:layer="layout" draw:type="line" svg:x1="16.74cm" svg:y1="5.381cm" svg:x2="19.26cm" svg:y2="7.181cm" draw:start-shape="id1" draw:start-glue-point="3" draw:end-shape="id6" draw:end-glue-point="3" svg:d="m16740 5381 2520 1800">
                <text:p/>
              </draw:connector>
              <draw:connector draw:style-name="gr7" draw:text-style-name="P2" draw:layer="layout" draw:type="line" svg:x1="18.18cm" svg:y1="5.381cm" svg:x2="21.42cm" svg:y2="7.181cm" draw:start-shape="id4" draw:start-glue-point="3" draw:end-shape="id7" draw:end-glue-point="3" svg:d="m18180 5381 3240 1800">
                <text:p/>
              </draw:connector>
              <draw:connector draw:style-name="gr7" draw:text-style-name="P2" draw:layer="layout" draw:type="line" svg:x1="19.62cm" svg:y1="5.381cm" svg:x2="19.26cm" svg:y2="7.181cm" draw:start-shape="id8" draw:start-glue-point="3" draw:end-shape="id6" draw:end-glue-point="3" svg:d="m19620 5381-360 1800">
                <text:p/>
              </draw:connector>
              <draw:connector draw:style-name="gr7" draw:text-style-name="P2" draw:layer="layout" draw:type="line" svg:x1="19.62cm" svg:y1="5.381cm" svg:x2="20.34cm" svg:y2="7.181cm" draw:start-shape="id8" draw:start-glue-point="3" draw:end-shape="id9" draw:end-glue-point="3" svg:d="m19620 5381 720 1800">
                <text:p/>
              </draw:connector>
            </draw:g>
          </draw:g>
          <draw:custom-shape draw:style-name="gr8" draw:text-style-name="P3" xml:id="id10" draw:id="id10" draw:layer="layout" svg:width="5.5cm" svg:height="1.5cm" svg:x="6.96cm" svg:y="5.5cm">
            <text:p text:style-name="P2"><text:span text:style-name="T1">Hephaestus SPL Asset</text:span></text:p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line" svg:x1="12.46cm" svg:y1="6.25cm" svg:x2="14.132cm" svg:y2="4cm" draw:start-shape="id10" draw:start-glue-point="1" draw:end-shape="id11" draw:end-glue-point="3" svg:d="m12460 6250 1672-2250">
            <text:p/>
          </draw:connector>
          <draw:connector draw:style-name="gr10" draw:text-style-name="P2" draw:layer="layout" draw:type="line" svg:x1="12.46cm" svg:y1="6.25cm" svg:x2="13.895cm" svg:y2="8.541cm" draw:start-shape="id10" draw:start-glue-point="1" draw:end-shape="id12" draw:end-glue-point="2" svg:d="m12460 6250 1435 2291">
            <text:p/>
          </draw:connector>
          <draw:connector draw:style-name="gr11" draw:text-style-name="P2" xml:id="id12" draw:id="id12" draw:layer="layout" draw:type="line" svg:x1="13.895cm" svg:y1="8.541cm" svg:x2="22.321cm" svg:y2="8.557cm" svg:d="m13895 8541 8426 16">
            <text:p/>
          </draw:connector>
          <draw:connector draw:style-name="gr11" draw:text-style-name="P2" xml:id="id11" draw:id="id11" draw:layer="layout" draw:type="line" svg:x1="22.163cm" svg:y1="4.015cm" svg:x2="14.132cm" svg:y2="4cm" svg:d="m22163 4015-8031-1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31T22:52:29</meta:creation-date>
    <dc:date>2012-06-03T16:00:50</dc:date>
    <meta:editing-duration>PT22M15S</meta:editing-duration>
    <meta:editing-cycles>2</meta:editing-cycles>
    <meta:generator>LibreOffice/3.3$Linux LibreOffice_project/330m19$Build-202</meta:generator>
    <meta:document-statistic meta:object-count="32"/>
  </office:meta>
</office:document-meta>
</file>